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7cm" fo:min-width="1.6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9cm" fo:min-width="2.124cm"/>
    </style:style>
    <style:style style:name="gr3" style:family="graphic" style:parent-style-name="standard">
      <style:graphic-properties draw:stroke="none" svg:stroke-color="#000000" draw:fill="none" draw:fill-color="#ffffff" fo:min-height="1.566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P1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solid" draw:fill-color="#729fcf"/>
      <style:paragraph-properties fo:text-align="center"/>
      <style:text-properties style:font-name="Nimbus Roman1" fo:font-size="18pt" fo:font-style="italic" style:font-size-asian="18pt" style:font-size-complex="18pt"/>
    </style:style>
    <style:style style:name="P3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4" style:family="paragraph">
      <loext:graphic-properties draw:fill="solid" draw:fill-color="#ea7500"/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text-position="0% 100%" style:font-name="Nimbus Roman1" fo:font-size="18pt" fo:font-style="italic" style:font-size-asian="18pt" style:font-size-complex="18pt"/>
    </style:style>
    <style:style style:name="T2" style:family="text">
      <style:text-properties style:text-position="33% 58%" style:font-name="Nimbus Roman1" fo:font-size="18pt" fo:font-style="italic" style:font-size-asian="18pt" style:font-size-complex="18pt"/>
    </style:style>
    <style:style style:name="T3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1" fo:font-size="18pt" fo:font-style="italic" style:font-size-asian="18pt" style:font-size-complex="18pt"/>
    </style:style>
    <style:style style:name="T5" style:family="text">
      <style:text-properties style:text-position="-33% 58%" style:font-name="Nimbus Roman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11cm" svg:height="1.777cm" svg:x="1.273cm" svg:y="7.703cm">
          <draw:text-box>
            <text:p><text:span text:style-name="T1">r</text:span><text:span text:style-name="T2">f</text:span><text:span text:style-name="T3">0</text:span></text:p>
          </draw:text-box>
        </draw:frame>
        <draw:frame draw:style-name="gr1" draw:text-style-name="P1" draw:layer="layout" svg:width="2.111cm" svg:height="1.777cm" svg:x="5.123cm" svg:y="7.703cm">
          <draw:text-box>
            <text:p><text:span text:style-name="T1">r</text:span><text:span text:style-name="T2">f</text:span><text:span text:style-name="T3">2</text:span></text:p>
          </draw:text-box>
        </draw:frame>
        <draw:frame draw:style-name="gr2" draw:text-style-name="P1" draw:layer="layout" svg:width="2.624cm" svg:height="1.549cm" svg:x="6.917cm" svg:y="7.859cm">
          <draw:text-box>
            <text:p><text:span text:style-name="T4">...</text:span></text:p>
          </draw:text-box>
        </draw:frame>
        <draw:frame draw:style-name="gr3" draw:text-style-name="P1" draw:layer="layout" svg:width="3.242cm" svg:height="1.816cm" svg:x="25.59cm" svg:y="7.664cm">
          <draw:text-box>
            <text:p><text:span text:style-name="T1">r</text:span><text:span text:style-name="T2">f</text:span><text:span text:style-name="T5">N</text:span></text:p>
          </draw:text-box>
        </draw:frame>
        <draw:custom-shape draw:style-name="gr4" draw:text-style-name="P2" draw:layer="layout" svg:width="0.202cm" svg:height="0.202cm" svg:x="1.768cm" svg:y="3.3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2cm" svg:height="0.203cm" svg:x="5.827cm" svg:y="0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3cm" svg:height="0.202cm" svg:x="9.894cm" svg:y="2.0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3cm" svg:height="0.202cm" svg:x="13.95cm" svg:y="3.9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2cm" svg:height="0.203cm" svg:x="17.976cm" svg:y="2.0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2cm" svg:height="0.202cm" svg:x="26.088cm" svg:y="3.30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881cm" svg:y1="6.538cm" svg:x2="26.198cm" svg:y2="6.538cm">
          <text:p/>
        </draw:line>
        <draw:line draw:style-name="gr5" draw:text-style-name="P3" draw:layer="layout" svg:x1="1.881cm" svg:y1="5.119cm" svg:x2="1.881cm" svg:y2="7.753cm">
          <text:p/>
        </draw:line>
        <draw:line draw:style-name="gr5" draw:text-style-name="P3" draw:layer="layout" svg:x1="3.907cm" svg:y1="5.119cm" svg:x2="3.907cm" svg:y2="7.753cm">
          <text:p/>
        </draw:line>
        <draw:line draw:style-name="gr5" draw:text-style-name="P3" draw:layer="layout" svg:x1="5.934cm" svg:y1="5.119cm" svg:x2="5.934cm" svg:y2="7.753cm">
          <text:p/>
        </draw:line>
        <draw:line draw:style-name="gr5" draw:text-style-name="P3" draw:layer="layout" svg:x1="7.96cm" svg:y1="5.119cm" svg:x2="7.96cm" svg:y2="7.753cm">
          <text:p/>
        </draw:line>
        <draw:line draw:style-name="gr5" draw:text-style-name="P3" draw:layer="layout" svg:x1="9.987cm" svg:y1="5.119cm" svg:x2="9.987cm" svg:y2="7.753cm">
          <text:p/>
        </draw:line>
        <draw:line draw:style-name="gr5" draw:text-style-name="P3" draw:layer="layout" svg:x1="12.013cm" svg:y1="5.119cm" svg:x2="12.013cm" svg:y2="7.753cm">
          <text:p/>
        </draw:line>
        <draw:line draw:style-name="gr5" draw:text-style-name="P3" draw:layer="layout" svg:x1="14.039cm" svg:y1="5.119cm" svg:x2="14.039cm" svg:y2="7.753cm">
          <text:p/>
        </draw:line>
        <draw:line draw:style-name="gr5" draw:text-style-name="P3" draw:layer="layout" svg:x1="16.066cm" svg:y1="5.119cm" svg:x2="16.066cm" svg:y2="7.753cm">
          <text:p/>
        </draw:line>
        <draw:line draw:style-name="gr5" draw:text-style-name="P3" draw:layer="layout" svg:x1="18.092cm" svg:y1="5.119cm" svg:x2="18.092cm" svg:y2="7.753cm">
          <text:p/>
        </draw:line>
        <draw:line draw:style-name="gr5" draw:text-style-name="P3" draw:layer="layout" svg:x1="20.118cm" svg:y1="5.119cm" svg:x2="20.118cm" svg:y2="7.753cm">
          <text:p/>
        </draw:line>
        <draw:line draw:style-name="gr5" draw:text-style-name="P3" draw:layer="layout" svg:x1="22.145cm" svg:y1="5.119cm" svg:x2="22.145cm" svg:y2="7.753cm">
          <text:p/>
        </draw:line>
        <draw:line draw:style-name="gr5" draw:text-style-name="P3" draw:layer="layout" svg:x1="24.171cm" svg:y1="5.119cm" svg:x2="24.171cm" svg:y2="7.753cm">
          <text:p/>
        </draw:line>
        <draw:line draw:style-name="gr5" draw:text-style-name="P3" draw:layer="layout" svg:x1="26.198cm" svg:y1="5.119cm" svg:x2="26.198cm" svg:y2="7.753cm">
          <text:p/>
        </draw:line>
        <draw:custom-shape draw:style-name="gr6" draw:text-style-name="P4" draw:layer="layout" svg:width="0.202cm" svg:height="0.202cm" svg:x="22.048cm" svg:y="4.33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11cm" svg:height="1.777cm" svg:x="3.121cm" svg:y="7.703cm">
          <draw:text-box>
            <text:p><text:span text:style-name="T1">r</text:span><text:span text:style-name="T2">f</text:span><text:span text:style-name="T3">1</text:span></text:p>
          </draw:text-box>
        </draw:frame>
        <draw:custom-shape draw:style-name="gr4" draw:text-style-name="P2" draw:layer="layout" svg:width="0.203cm" svg:height="0.202cm" svg:x="3.8cm" svg:y="1.4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2cm" svg:height="0.202cm" svg:x="7.876cm" svg:y="0.7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2cm" svg:height="0.203cm" svg:x="11.903cm" svg:y="3.5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3cm" svg:height="0.203cm" svg:x="15.973cm" svg:y="3.3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3cm" svg:height="0.203cm" svg:x="20.026cm" svg:y="2.8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2cm" svg:height="0.203cm" svg:x="24.079cm" svg:y="4.2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02cm" svg:height="0.203cm" svg:x="1.768cm" svg:y="2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3.911cm" svg:y1="1.532cm" svg:x2="1.865cm" svg:y2="2.8cm">
          <text:p/>
        </draw:line>
        <draw:line draw:style-name="gr7" draw:text-style-name="P4" draw:layer="layout" svg:x1="1.873cm" svg:y1="3.414cm" svg:x2="1.865cm" svg:y2="2.801cm">
          <text:p/>
        </draw:line>
        <draw:custom-shape draw:style-name="gr6" draw:text-style-name="P4" draw:layer="layout" svg:width="0.202cm" svg:height="0.202cm" svg:x="5.827cm" svg:y="0.77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916cm" svg:y1="0.607cm" svg:x2="5.924cm" svg:y2="0.861cm">
          <text:p/>
        </draw:line>
        <draw:line draw:style-name="gr7" draw:text-style-name="P4" draw:layer="layout" svg:x1="5.925cm" svg:y1="0.861cm" svg:x2="3.911cm" svg:y2="1.533cm">
          <text:p/>
        </draw:line>
        <draw:line draw:style-name="gr7" draw:text-style-name="P4" draw:layer="layout" svg:x1="7.978cm" svg:y1="0.845cm" svg:x2="5.924cm" svg:y2="0.861cm">
          <text:p/>
        </draw:line>
        <draw:line draw:style-name="gr7" draw:text-style-name="P4" draw:layer="layout" svg:x1="11.996cm" svg:y1="3.649cm" svg:x2="9.982cm" svg:y2="2.258cm">
          <text:p/>
        </draw:line>
        <draw:line draw:style-name="gr7" draw:text-style-name="P4" draw:layer="layout" svg:x1="14.033cm" svg:y1="3.824cm" svg:x2="11.995cm" svg:y2="3.65cm">
          <text:p/>
        </draw:line>
        <draw:line draw:style-name="gr7" draw:text-style-name="P4" draw:layer="layout" svg:x1="7.978cm" svg:y1="0.861cm" svg:x2="9.982cm" svg:y2="2.259cm">
          <text:p/>
        </draw:line>
        <draw:custom-shape draw:style-name="gr6" draw:text-style-name="P4" draw:layer="layout" svg:width="0.203cm" svg:height="0.202cm" svg:x="9.894cm" svg:y="2.1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03cm" svg:height="0.203cm" svg:x="13.95cm" svg:y="3.723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4.035cm" svg:y1="3.825cm" svg:x2="16.071cm" svg:y2="3.512cm">
          <text:p/>
        </draw:line>
        <draw:line draw:style-name="gr7" draw:text-style-name="P4" draw:layer="layout" svg:x1="14.035cm" svg:y1="3.825cm" svg:x2="14.033cm" svg:y2="4.028cm">
          <text:p/>
        </draw:line>
        <draw:custom-shape draw:style-name="gr6" draw:text-style-name="P4" draw:layer="layout" svg:width="0.202cm" svg:height="0.203cm" svg:x="17.976cm" svg:y="2.38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082cm" svg:y1="2.482cm" svg:x2="16.07cm" svg:y2="3.513cm">
          <text:p/>
        </draw:line>
        <draw:line draw:style-name="gr7" draw:text-style-name="P4" draw:layer="layout" svg:x1="18.085cm" svg:y1="2.482cm" svg:x2="18.075cm" svg:y2="2.113cm">
          <text:p/>
        </draw:line>
        <draw:line draw:style-name="gr7" draw:text-style-name="P4" draw:layer="layout" svg:x1="18.084cm" svg:y1="2.482cm" svg:x2="20.104cm" svg:y2="2.972cm">
          <text:p/>
        </draw:line>
        <draw:custom-shape draw:style-name="gr4" draw:text-style-name="P2" draw:layer="layout" svg:width="0.202cm" svg:height="0.202cm" svg:x="22.048cm" svg:y="4.00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2.126cm" svg:y1="4.093cm" svg:x2="20.104cm" svg:y2="2.973cm">
          <text:p/>
        </draw:line>
        <draw:line draw:style-name="gr7" draw:text-style-name="P4" draw:layer="layout" svg:x1="22.127cm" svg:y1="4.093cm" svg:x2="22.133cm" svg:y2="4.444cm">
          <text:p/>
        </draw:line>
        <draw:line draw:style-name="gr7" draw:text-style-name="P4" draw:layer="layout" svg:x1="22.127cm" svg:y1="4.093cm" svg:x2="24.179cm" svg:y2="4.363cm">
          <text:p/>
        </draw:line>
        <draw:custom-shape draw:style-name="gr6" draw:text-style-name="P4" draw:layer="layout" svg:width="0.203cm" svg:height="0.203cm" svg:x="26.092cm" svg:y="3.632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6.183cm" svg:y1="3.733cm" svg:x2="24.179cm" svg:y2="4.365cm">
          <text:p/>
        </draw:line>
        <draw:line draw:style-name="gr7" draw:text-style-name="P4" draw:layer="layout" svg:x1="26.183cm" svg:y1="3.733cm" svg:x2="26.175cm" svg:y2="3.4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11:35.640368772</dc:date>
    <meta:editing-duration>PT2H11M53S</meta:editing-duration>
    <meta:editing-cycles>57</meta:editing-cycles>
    <meta:generator>LibreOffice/6.3.2.2$MacOSX_X86_64 LibreOffice_project/98b30e735bda24bc04ab42594c85f7fd8be07b9c</meta:generator>
    <meta:document-statistic meta:object-count="57"/>
  </office:meta>
</office:document-meta>
</file>